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4c3cfb" officeooo:paragraph-rsid="0058c49c"/>
    </style:style>
    <style:style style:name="P2" style:family="paragraph" style:parent-style-name="Text_20_body">
      <style:text-properties officeooo:rsid="004c3cfb" officeooo:paragraph-rsid="004c3cfb"/>
    </style:style>
    <style:style style:name="P3" style:family="paragraph" style:parent-style-name="Text_20_body">
      <style:text-properties officeooo:rsid="005c5653" officeooo:paragraph-rsid="005c5653"/>
    </style:style>
    <style:style style:name="P4" style:family="paragraph" style:parent-style-name="Text_20_body">
      <style:text-properties officeooo:rsid="005c5653" officeooo:paragraph-rsid="006c7470"/>
    </style:style>
    <style:style style:name="P5" style:family="paragraph" style:parent-style-name="Text_20_body">
      <style:text-properties officeooo:rsid="005fe6aa" officeooo:paragraph-rsid="005fe6aa"/>
    </style:style>
    <style:style style:name="P6" style:family="paragraph" style:parent-style-name="Heading_20_3">
      <style:text-properties officeooo:paragraph-rsid="00681e91"/>
    </style:style>
    <style:style style:name="P7" style:family="paragraph" style:parent-style-name="Text_20_body">
      <style:text-properties officeooo:rsid="00673817" officeooo:paragraph-rsid="00673817"/>
    </style:style>
    <style:style style:name="P8" style:family="paragraph" style:parent-style-name="Text_20_body">
      <style:text-properties officeooo:rsid="00528730" officeooo:paragraph-rsid="004c3cfb"/>
    </style:style>
    <style:style style:name="P9" style:family="paragraph" style:parent-style-name="Text_20_body">
      <style:text-properties officeooo:rsid="006c7470" officeooo:paragraph-rsid="006f0b6a"/>
    </style:style>
    <style:style style:name="P10" style:family="paragraph" style:parent-style-name="Text_20_body">
      <style:text-properties officeooo:rsid="006c7470" officeooo:paragraph-rsid="0070fb8e"/>
    </style:style>
    <style:style style:name="P11" style:family="paragraph" style:parent-style-name="Heading_20_3">
      <style:text-properties officeooo:paragraph-rsid="0073893d"/>
    </style:style>
    <style:style style:name="P12" style:family="paragraph" style:parent-style-name="Text_20_body">
      <style:text-properties officeooo:paragraph-rsid="0073893d"/>
    </style:style>
    <style:style style:name="P13" style:family="paragraph" style:parent-style-name="Heading_20_3">
      <style:text-properties officeooo:paragraph-rsid="0087273a"/>
    </style:style>
    <style:style style:name="P14" style:family="paragraph" style:parent-style-name="Text_20_body">
      <style:text-properties officeooo:paragraph-rsid="0087273a"/>
    </style:style>
    <style:style style:name="P15" style:family="paragraph" style:parent-style-name="Text_20_body">
      <style:text-properties officeooo:rsid="007d9526" officeooo:paragraph-rsid="007d9c6b"/>
    </style:style>
    <style:style style:name="P16" style:family="paragraph" style:parent-style-name="Text_20_body">
      <style:text-properties officeooo:paragraph-rsid="007d9c6b"/>
    </style:style>
    <style:style style:name="P17" style:family="paragraph" style:parent-style-name="Text_20_body">
      <style:text-properties officeooo:rsid="00882a7c" officeooo:paragraph-rsid="008b9fe3"/>
    </style:style>
    <style:style style:name="P18" style:family="paragraph" style:parent-style-name="Text_20_body">
      <style:text-properties officeooo:rsid="00898865" officeooo:paragraph-rsid="008ca371"/>
    </style:style>
    <style:style style:name="P19" style:family="paragraph" style:parent-style-name="Text_20_body">
      <style:text-properties officeooo:rsid="008ad210" officeooo:paragraph-rsid="008ad210"/>
    </style:style>
    <style:style style:name="P20" style:family="paragraph" style:parent-style-name="Text_20_body">
      <style:text-properties officeooo:rsid="008b1a19" officeooo:paragraph-rsid="008b1a19"/>
    </style:style>
    <style:style style:name="P21" style:family="paragraph" style:parent-style-name="Heading_20_3">
      <style:text-properties officeooo:paragraph-rsid="00566e36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paragraph-rsid="007681de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>
      <style:text-properties officeooo:paragraph-rsid="0058c49c"/>
    </style:style>
    <style:style style:name="T1" style:family="text">
      <style:text-properties style:text-underline-style="solid" style:text-underline-width="auto" style:text-underline-color="font-color" officeooo:rsid="00566e36"/>
    </style:style>
    <style:style style:name="T2" style:family="text">
      <style:text-properties style:text-underline-style="solid" style:text-underline-width="auto" style:text-underline-color="font-color" officeooo:rsid="00681e91"/>
    </style:style>
    <style:style style:name="T3" style:family="text">
      <style:text-properties style:text-underline-style="solid" style:text-underline-width="auto" style:text-underline-color="font-color" officeooo:rsid="0071e5c7"/>
    </style:style>
    <style:style style:name="T4" style:family="text">
      <style:text-properties style:text-underline-style="solid" style:text-underline-width="auto" style:text-underline-color="font-color" officeooo:rsid="0087273a"/>
    </style:style>
    <style:style style:name="T5" style:family="text">
      <style:text-properties officeooo:rsid="004c453c"/>
    </style:style>
    <style:style style:name="T6" style:family="text">
      <style:text-properties officeooo:rsid="005e16bc"/>
    </style:style>
    <style:style style:name="T7" style:family="text">
      <style:text-properties officeooo:rsid="006c7470"/>
    </style:style>
    <style:style style:name="T8" style:family="text">
      <style:text-properties officeooo:rsid="006dfb02"/>
    </style:style>
    <style:style style:name="T9" style:family="text">
      <style:text-properties officeooo:rsid="006f0b6a"/>
    </style:style>
    <style:style style:name="T10" style:family="text">
      <style:text-properties fo:font-size="13pt" style:text-underline-style="none" fo:font-weight="normal" officeooo:rsid="00c5a25f" style:font-size-asian="11.3500003814697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6f0b6a" style:font-size-asian="11.3500003814697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70fb8e" style:font-size-asian="11.3500003814697pt" style:font-weight-asian="normal" style:font-size-complex="13pt" style:font-weight-complex="normal"/>
    </style:style>
    <style:style style:name="T13" style:family="text">
      <style:text-properties fo:font-size="13pt" fo:font-style="italic" style:text-underline-style="none" fo:font-weight="bold" officeooo:rsid="01577bb0" style:font-size-asian="11.3500003814697pt" style:font-style-asian="italic" style:font-weight-asian="bold" style:font-size-complex="13pt" style:font-style-complex="italic" style:font-weight-complex="bold"/>
    </style:style>
    <style:style style:name="T14" style:family="text">
      <style:text-properties fo:font-size="13pt" fo:font-style="italic" style:text-underline-style="none" fo:font-weight="bold" officeooo:rsid="018263ab" style:font-size-asian="11.3500003814697pt" style:font-style-asian="italic" style:font-weight-asian="bold" style:font-size-complex="13pt" style:font-style-complex="italic" style:font-weight-complex="bold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style:text-underline-style="none" officeooo:rsid="00566e36"/>
    </style:style>
    <style:style style:name="T17" style:family="text">
      <style:text-properties style:text-line-through-style="solid" style:text-line-through-type="single" style:text-underline-style="none" fo:font-weight="normal" officeooo:rsid="00566e36" style:font-weight-asian="normal" style:font-weight-complex="normal"/>
    </style:style>
    <style:style style:name="T18" style:family="text">
      <style:text-properties officeooo:rsid="007d9526"/>
    </style:style>
    <style:style style:name="T19" style:family="text">
      <style:text-properties officeooo:rsid="0087273a"/>
    </style:style>
    <style:style style:name="T20" style:family="text">
      <style:text-properties officeooo:rsid="008f2ca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3"/>
      <text:h text:style-name="P13" text:outline-level="3"><text:span text:style-name="Strong_20_Emphasis"><text:span text:style-name="T4">Stuff TODO</text:span></text:span></text:h>
      <text:p text:style-name="P14">Lambda Calculus as an Intermediate Representation (IR) – <text:span text:style-name="T19">in progress</text:span></text:p>
      <text:p text:style-name="P17">Conclusion</text:p>
      <text:p text:style-name="P18">Finish Abstract <text:span text:style-name="T13">T</text:span><text:span text:style-name="T14">ODO add the stuff about LC as an IR when done</text:span></text:p>
      <text:p text:style-name="P19">Look for typos</text:p>
      <text:p text:style-name="P20">Go through with library staff</text:p>
      <text:h text:style-name="P11" text:outline-level="3"><text:span text:style-name="Strong_20_Emphasis"><text:span text:style-name="T1">Lambda Calculus as an Intermediate Representation (IR)</text:span></text:span></text:h>
      <text:p text:style-name="P12"/>
      <text:list text:style-name="L1">
        <text:list-item>
          <text:p text:style-name="P23"><text:span text:style-name="Strong_20_Emphasis"><text:span text:style-name="T16">Motivation –</text:span></text:span><text:span text:style-name="Strong_20_Emphasis"><text:span text:style-name="T17"> Why IR matters and why lambda calculus is a candidate.</text:span></text:span></text:p>
        </text:list-item>
        <text:list-item>
          <text:p text:style-name="P22"><text:span text:style-name="Strong_20_Emphasis"><text:span text:style-name="T15">Background</text:span></text:span><text:span text:style-name="T15"> – Quick recap of relevant lambda calculus concepts.</text:span></text:p>
        </text:list-item>
      </text:list>
      <text:list text:style-name="L2">
        <text:list-item>
          <text:p text:style-name="P24"><text:span text:style-name="Strong_20_Emphasis"><text:span text:style-name="T15">Approach/Methodology</text:span></text:span><text:span text:style-name="T15"> – How you use lambda calculus as IR in your research.</text:span></text:p>
        </text:list-item>
      </text:list>
      <text:list text:style-name="L3">
        <text:list-item>
          <text:p text:style-name="P25"><text:span text:style-name="Strong_20_Emphasis">Implementation</text:span> – Overview of how it’s integrated into your system or compiler. <text:span text:style-name="T20">(refer to notes doc)</text:span></text:p>
        </text:list-item>
      </text:list>
      <text:list text:style-name="L4">
        <text:list-item>
          <text:p text:style-name="P26"><text:span text:style-name="Strong_20_Emphasis">Advantages and Limitations</text:span> – Comparison with other IRs (e.g., SSA, bytecode).</text:p>
        </text:list-item>
      </text:list>
      <text:list text:style-name="L5">
        <text:list-item>
          <text:p text:style-name="P27"><text:span text:style-name="Strong_20_Emphasis">Preliminary Results or Findings</text:span> – If you have any benchmarks, examples, or early outcomes.</text:p>
        </text:list-item>
      </text:list>
      <text:p text:style-name="P15">Parser notes: </text:p>
      <text:p text:style-name="P16">recursive descent S-expression</text:p>
      <text:p text:style-name="P16"><text:span text:style-name="T18">Works on </text:span><text:span text:style-name="Strong_20_Emphasis"><text:span text:style-name="T18">context-free languages</text:span></text:span><text:span text:style-name="T18">, which are more powerful than regular languages.</text:span>Uses the <text:span text:style-name="Strong_20_Emphasis">call stack</text:span> (or explicit stack) to handle <text:span text:style-name="Strong_20_Emphasis">arbitrarily deep nesting</text:span>.Each grammar rule is represented by a function that may call itself recursively.Can easily parse S-expressions, because matching <text:span text:style-name="Source_20_Text">(</text:span> with the correct <text:span text:style-name="Source_20_Text">)</text:span> is a context-free task.</text:p>
      <text:h text:style-name="P11" text:outline-level="3"><text:span text:style-name="Strong_20_Emphasis"><text:span text:style-name="T1">Lambda Calculus As An IR </text:span></text:span><text:span text:style-name="Strong_20_Emphasis"><text:span text:style-name="T3">Research</text:span></text:span></text:h>
      <text:p text:style-name="P1">a toy compiler or interpreter for a very simple Lisp-like language that uses lambda calculus as its IR (intermediate representation), then compare:</text:p>
      <text:list text:style-name="L6">
        <text:list-item>
          <text:p text:style-name="P28">How well it enables optimisations (constant folding, dead code elimination)</text:p>
        </text:list-item>
        <text:list-item>
          <text:p text:style-name="P28">Simplicity or complexity of transformation compared to tree-based IR</text:p>
        </text:list-item>
      </text:list>
      <text:p text:style-name="P2"/>
      <text:p text:style-name="P3">Compiler from lisp to LC <text:span text:style-name="T6">as an IR language</text:span></text:p>
      <text:p text:style-name="P4"><text:span text:style-name="T6">W</text:span>arn dead code <text:span text:style-name="T6">and </text:span>constant folding <text:span text:style-name="T7">and optimise in LC</text:span></text:p>
      <text:p text:style-name="P4"/>
      <text:p text:style-name="P5">Implement all optimisations from paper:</text:p>
      <text:p text:style-name="P9"><text:soft-page-break/>CFG (Contex Free Grammar) , Finite Automata Lexer , Lambda Calculus IR,<text:span text:style-name="T8">Lisp Liek Type system, Control Flow Graph (CFG), </text:span><text:span text:style-name="T9">Data Flow Analysis (DFA) , <text:s/></text:span><text:span text:style-name="Strong_20_Emphasis"><text:span text:style-name="T10">vertex colouring , </text:span></text:span><text:span text:style-name="Strong_20_Emphasis"><text:span text:style-name="T11">Linear / integer programming , Dynamic Programming techniques like trace scheduling and caching of equivalent expressions to avoid redundant code.</text:span></text:span></text:p>
      <text:p text:style-name="P10"><text:span text:style-name="Strong_20_Emphasis"><text:span text:style-name="T12">Use all to optimise compiled Lambda Calculus as much as possible.</text:span></text:span></text:p>
      <text:p text:style-name="P2"/>
      <text:p text:style-name="P7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7"/>
      <text:h text:style-name="P6" text:outline-level="3"><text:span text:style-name="Strong_20_Emphasis"><text:span text:style-name="T2">Improvements</text:span></text:span></text:h>
      <text:p text:style-name="P2">Format paper fo<text:span text:style-name="T5">r academic standard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8-17T19:11:00.815571850</dc:date>
    <meta:editing-duration>PT12H5S</meta:editing-duration>
    <meta:editing-cycles>103</meta:editing-cycles>
    <meta:generator>LibreOffice/24.2.7.2$Linux_X86_64 LibreOffice_project/420$Build-2</meta:generator>
    <meta:document-statistic meta:table-count="5" meta:image-count="0" meta:object-count="0" meta:page-count="2" meta:paragraph-count="36" meta:word-count="356" meta:character-count="2425" meta:non-whitespace-character-count="2103"/>
  </office:meta>
</office:document-meta>
</file>